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>
      <style:paragraph-properties fo:text-align="cente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svg:stroke-color="#1c1c1c"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fill="none" draw:fill-color="#ffffff" fo:min-height="0.2189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stroke="none" svg:stroke-color="#000000" draw:fill="none" draw:fill-color="#ffffff" fo:min-height="0.322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stroke="none" svg:stroke-color="#000000" draw:fill="none" draw:fill-color="#ffffff" fo:min-height="0.3437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stroke="none" svg:stroke-color="#000000" draw:fill="none" draw:fill-color="#ffffff" fo:min-height="0.2917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draw:stroke="none" svg:stroke-color="#000000" draw:fill="none" draw:fill-color="#ffffff" fo:min-height="0.1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>
      <style:graphic-properties draw:fill="none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1" style:family="graphic">
      <style:graphic-properties draw:stroke="none" svg:stroke-color="#000000" draw:fill="none" draw:fill-color="#ffffff" fo:min-height="0.23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2" style:family="graphic">
      <style:graphic-properties draw:stroke="none" svg:stroke-color="#000000" draw:fill="none" draw:fill-color="#ffffff" fo:min-height="0.3335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3" style:family="graphic">
      <style:graphic-properties draw:stroke="none" svg:stroke-color="#000000" draw:fill="none" draw:fill-color="#ffffff" fo:min-height="0.2811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4" style:family="graphic">
      <style:graphic-properties draw:stroke="none" svg:stroke-color="#000000" draw:fill="none" draw:fill-color="#ffffff" fo:min-height="0.3126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5" style:family="graphic">
      <style:graphic-properties draw:stroke="none" svg:stroke-color="#000000" draw:fill="none" draw:fill-color="#ffffff" fo:min-height="0.2709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rect text:anchor-type="paragraph" draw:z-index="0" draw:style-name="gr1" draw:text-style-name="P1" svg:width="2.2921in" svg:height="1.9169in" svg:x="-0.0429in" svg:y="0.0673in"><text:p/></draw:rect><draw:rect text:anchor-type="paragraph" draw:z-index="1" draw:style-name="gr2" draw:text-style-name="P1" svg:width="2.2815in" svg:height="1.9067in" svg:x="4.9571in" svg:y="0.0882in"><text:p/></draw:rect><draw:rect text:anchor-type="paragraph" draw:z-index="2" draw:style-name="gr2" draw:text-style-name="P1" svg:width="2.0835in" svg:height="1.8961in" svg:x="-0.0429in" svg:y="3.578in"><text:p/></draw:rect><draw:rect text:anchor-type="paragraph" draw:z-index="3" draw:style-name="gr2" draw:text-style-name="P1" svg:width="2.1252in" svg:height="2.0524in" svg:x="5.2173in" svg:y="3.5047in"><text:p/></draw:rect><draw:custom-shape text:anchor-type="paragraph" draw:z-index="4" draw:style-name="gr3" svg:width="1.6776in" svg:height="0.0768in" draw:transform="rotate (1.5707963267949) translate (0.986805555555555in 3.66180555555556in)"><text:p/><draw:enhanced-geometry svg:viewBox="0 0 21600 21600" draw:text-areas="?f5 ?f1 ?f6 ?f3" draw:type="left-right-arrow" draw:modifiers="3826.49006622516 10800" draw:enhanced-path="M 0 10800 L ?f0 0 ?f0 ?f1 ?f2 ?f1 ?f2 0 21600 10800 ?f2 21600 ?f2 ?f3 ?f0 ?f3 ?f0 21600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draw:caption text:anchor-type="paragraph" draw:z-index="5" draw:style-name="gr4" svg:width="1.5732in" svg:height="0.2189in" svg:x="1.2071in" svg:y="1.578in" draw:caption-point-x="1.5728in" draw:caption-point-y="0.2185in"><text:p>139.80.98.172:7778</text:p></draw:caption><draw:path text:anchor-type="paragraph" draw:z-index="6" draw:style-name="gr5" draw:text-style-name="P1" svg:width="0.3429in" svg:height="0.4504in" draw:transform="rotate (1.4463543511277) translate (0.824516047737639in 2.08596223506914in)" svg:viewBox="0 0 872 1145" svg:d="M0 46c277 79 729-268 775 223 25 277 285 677-165 820l-269-19-177 75"><text:p/></draw:path><draw:path text:anchor-type="paragraph" draw:z-index="7" draw:style-name="gr5" draw:text-style-name="P1" svg:width="0.3126in" svg:height="0.3965in" draw:transform="rotate (-1.5707963267949) translate (1.26944444444444in 3.46319444444444in)" svg:viewBox="0 0 795 1008" svg:d="M0 979c272-86 667 238 767-238 55-263 59-655-291-741l-264 26h-186"><text:p/></draw:path><draw:path text:anchor-type="paragraph" draw:z-index="8" draw:style-name="gr5" draw:text-style-name="P1" svg:width="0.4161in" svg:height="0.011in" draw:transform="rotate (1.5707963267949) translate (1.04964230950887in 4.20277777777778in)" svg:viewBox="0 0 1058 29" svg:d="M0 3c266 7 533-23 794 26l264-26"><text:p/></draw:path><draw:path text:anchor-type="paragraph" draw:z-index="9" draw:style-name="gr5" draw:text-style-name="P1" svg:width="0.3642in" svg:height="0in" draw:transform="rotate (-1.5707963267949) translate (1.02986111111111in 1.45277777777778in)" svg:viewBox="0 0 926 1" svg:d="M0 0c263 2 527 0 794 0h132"><text:p/></draw:path><draw:rect text:anchor-type="paragraph" draw:z-index="10" draw:style-name="gr2" draw:text-style-name="P1" svg:width="1.6878in" svg:height="0.615in" svg:x="0.2799in" svg:y="0.8173in"><text:p/></draw:rect><draw:path text:anchor-type="paragraph" draw:z-index="11" draw:style-name="gr5" draw:text-style-name="P1" svg:width="0.3331in" svg:height="0.1776in" svg:x="1.978in" svg:y="1.087in" svg:viewBox="0 0 847 452" svg:d="M0 3c265 7 531-23 794 26l53 423"><text:p/></draw:path><draw:polyline text:anchor-type="paragraph" draw:z-index="12" draw:style-name="gr5" draw:text-style-name="P1" svg:width="0.2276in" svg:height="0.0248in" draw:transform="rotate (-0.110653874576441) translate (2.31390565821059in 1.29220942031029in)" svg:viewBox="0 0 579 64" draw:points="0,64 266,61 529,32 579,0"><text:p/></draw:polyline><draw:path text:anchor-type="paragraph" draw:z-index="13" draw:style-name="gr5" draw:text-style-name="P1" svg:width="0.2646in" svg:height="0.4024in" draw:transform="rotate (-3.0171506779226) translate (2.57973306628776in 1.30980498388698in)" svg:viewBox="0 0 673 1023" svg:d="M0 1021c252 20 685-75 614-430l59-260-46-272-46-59"><text:p/></draw:path><draw:path text:anchor-type="paragraph" draw:z-index="14" draw:style-name="gr5" draw:text-style-name="P1" svg:width="0.2555in" svg:height="0.3976in" draw:transform="rotate (-0.218689755274889) translate (4.72910637964341in 0.915549656834849in)" svg:viewBox="0 0 650 1011" svg:d="M0 16c251-60 541 46 631 401 96 375-189 523-419 554l-180 40"><text:p/></draw:path><draw:path text:anchor-type="paragraph" draw:z-index="15" draw:style-name="gr5" draw:text-style-name="P1" svg:width="0.4579in" svg:height="0.0102in" draw:transform="rotate (-3.14159265358979) translate (5.40486111111111in 1.12986111111111in)" svg:viewBox="0 0 1164 27" svg:d="M0 26c266 2 531 0 794 0h264l106-26"><text:p/></draw:path><draw:path text:anchor-type="paragraph" draw:z-index="16" draw:style-name="gr5" draw:text-style-name="P1" svg:width="0.2717in" svg:height="0.4079in" draw:transform="rotate (-1.06377817909054) translate (4.99216051966975in 3.38807481969906in)" svg:viewBox="0 0 691 1037" svg:d="M0 12c293-60 660 112 691 444l-59 270-141 254-62 57"><text:p/></draw:path><draw:path text:anchor-type="paragraph" draw:z-index="17" draw:style-name="gr5" draw:text-style-name="P1" svg:width="0.8098in" svg:height="0.2642in" draw:transform="rotate (2.49808975837948) translate (5.50902777777778in 4.37986111111111in)" svg:viewBox="0 0 2058 672" svg:d="M0 0c355 20 718 13 1053 169 278 130 639 103 857 350l148 153"><text:p/></draw:path><draw:rect text:anchor-type="paragraph" draw:z-index="18" draw:style-name="gr2" draw:text-style-name="P1" svg:width="1.1461in" svg:height="0.698in" svg:x="0.4047in" svg:y="4.2236in"><text:p/></draw:rect><draw:rect text:anchor-type="paragraph" draw:z-index="19" draw:style-name="gr2" draw:text-style-name="P1" svg:width="1.3441in" svg:height="0.6567in" svg:x="5.478in" svg:y="0.7445in"><text:p/></draw:rect><draw:rect text:anchor-type="paragraph" draw:z-index="20" draw:style-name="gr2" draw:text-style-name="P1" svg:width="1.5004in" svg:height="0.7189in" svg:x="5.5091in" svg:y="4.1925in"><text:p/></draw:rect><draw:frame text:anchor-type="paragraph" draw:z-index="21" draw:style-name="gr6" svg:width="1.4587in" svg:height="0.3232in" svg:x="0.3839in" svg:y="0.2965in"><draw:text-box><text:p>Machine 2</text:p></draw:text-box></draw:frame><draw:frame text:anchor-type="paragraph" draw:z-index="22" draw:style-name="gr7" svg:width="1.3335in" svg:height="0.3441in" svg:x="5.5299in" svg:y="0.2134in"><draw:text-box><text:p>Machine 1</text:p></draw:text-box></draw:frame><draw:frame text:anchor-type="paragraph" draw:z-index="23" draw:style-name="gr8" svg:width="1.5106in" svg:height="0.2921in" svg:x="0.3319in" svg:y="5.0571in"><draw:text-box><text:p>Machine 1</text:p></draw:text-box></draw:frame><draw:frame text:anchor-type="paragraph" draw:z-index="24" draw:style-name="gr9" svg:width="1.615in" svg:height="0.198in" svg:x="5.6134in" svg:y="5.1819in"><draw:text-box><text:p>Machine 1</text:p></draw:text-box></draw:frame><draw:custom-shape text:anchor-type="paragraph" draw:z-index="25" draw:style-name="gr10" svg:width="2.4587in" svg:height="0.1252in" svg:x="2.3634in" svg:y="1.1193in"><text:p/><draw:enhanced-geometry svg:viewBox="0 0 21600 21600" draw:text-areas="?f5 ?f1 ?f6 ?f3" draw:type="left-right-arrow" draw:modifiers="4208.9805139791 10800" draw:enhanced-path="M 0 10800 L ?f0 0 ?f0 ?f1 ?f2 ?f1 ?f2 0 21600 10800 ?f2 21600 ?f2 ?f3 ?f0 ?f3 ?f0 21600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draw:path text:anchor-type="paragraph" draw:z-index="26" draw:style-name="gr2" draw:text-style-name="P1" svg:width="0.7287in" svg:height="0.2504in" draw:transform="rotate (-0.660956187730252) translate (2.12099904722032in 1.4323079920007in)" svg:viewBox="0 0 1852 637" svg:d="M0 334c349-51 662 120 968 253 507 222 390-357 684-499l200-88"><text:p/></draw:path><draw:polyline text:anchor-type="paragraph" draw:z-index="27" draw:style-name="gr2" draw:text-style-name="P1" svg:width="0.2386in" svg:height="0.0846in" draw:transform="rotate (2.07781447449925) translate (2.43611111111111in 2.19236111111111in)" svg:viewBox="0 0 607 216" draw:points="0,0 296,13 550,154 607,216"><text:p/></draw:polyline><draw:custom-shape text:anchor-type="paragraph" draw:z-index="28" draw:style-name="gr10" svg:width="2.9071in" svg:height="0.1331in" draw:transform="rotate (2.58308729295161) translate (4.92569444444444in 3.66111111111111in)"><text:p/><draw:enhanced-geometry svg:viewBox="0 0 21600 21600" draw:text-areas="?f5 ?f1 ?f6 ?f3" draw:type="left-right-arrow" draw:modifiers="4208.9805139791 10800" draw:enhanced-path="M 0 10800 L ?f0 0 ?f0 ?f1 ?f2 ?f1 ?f2 0 21600 10800 ?f2 21600 ?f2 ?f3 ?f0 ?f3 ?f0 21600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draw:frame text:anchor-type="paragraph" draw:z-index="29" draw:style-name="gr11" svg:width="1.8752in" svg:height="0.2398in" svg:x="3.7799in" svg:y="0.6925in"><draw:text-box><text:p>139.80.98.173:57557</text:p></draw:text-box></draw:frame><draw:frame text:anchor-type="paragraph" draw:z-index="30" draw:style-name="gr12" svg:width="1.1043in" svg:height="0.3335in" svg:x="5.6547in" svg:y="0.9319in"><draw:text-box><text:p>Client 1</text:p></draw:text-box></draw:frame><draw:frame text:anchor-type="paragraph" draw:z-index="31" draw:style-name="gr12" svg:width="1.198in" svg:height="0.3335in" svg:x="5.7173in" svg:y="4.4319in"><draw:text-box><text:p>Client 3</text:p></draw:text-box></draw:frame><draw:frame text:anchor-type="paragraph" draw:z-index="32" draw:style-name="gr8" svg:width="0.9587in" svg:height="0.2921in" svg:x="0.5193in" svg:y="4.4528in"><draw:text-box><text:p>Client 2</text:p></draw:text-box></draw:frame><draw:frame text:anchor-type="paragraph" draw:z-index="33" draw:style-name="gr13" svg:width="2.0004in" svg:height="0.2815in" svg:x="1.1862in" svg:y="3.2547in"><draw:text-box><text:p>139.80.98.173:57564</text:p></draw:text-box></draw:frame><draw:frame text:anchor-type="paragraph" draw:z-index="34" draw:style-name="gr14" svg:width="2.063in" svg:height="0.313in" svg:x="5.0717in" svg:y="3.1925in"><draw:text-box><text:p>139.80.98.173:57565</text:p></draw:text-box></draw:frame><draw:frame text:anchor-type="paragraph" draw:z-index="35" draw:style-name="gr15" svg:width="1.4689in" svg:height="0.2713in" svg:x="0.4465in" svg:y="0.9839in"><draw:text-box><text:p>Chat Server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enjaman Dutton</meta:initial-creator>
    <meta:creation-date>2015-10-08T12:17:59.006560823</meta:creation-date>
    <dc:date>2015-10-08T12:32:44.791037960</dc:date>
    <dc:creator>Benjaman Dutton</dc:creator>
    <meta:editing-duration>P0D</meta:editing-duration>
    <meta:editing-cycles>1</meta:editing-cycles>
    <meta:document-statistic meta:table-count="0" meta:image-count="0" meta:object-count="0" meta:page-count="1" meta:paragraph-count="0" meta:word-count="0" meta:character-count="0" meta:non-whitespace-character-count="0"/>
    <meta:generator>LibreOffice/4.2.8.2$Linux_X86_64 LibreOffice_project/420$Build-2</meta:generator>
  </office:meta>
</office:document-meta>
</file>